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2.25pt" style:font-weight-asian="bold" style:font-size-complex="14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list-style-name="WW8Num1">
      <style:paragraph-properties fo:text-align="justify" style:justify-single-word="false"/>
    </style:style>
    <style:style style:name="P8" style:family="paragraph" style:parent-style-name="Standard" style:list-style-name="WW8Num1">
      <style:paragraph-properties fo:text-align="justify" style:justify-single-word="false"/>
      <style:text-properties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Liberation Serif1"/>
    </style:style>
    <style:style style:name="T3" style:family="text">
      <style:text-properties style:font-name="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TECNOLÓGICA NACIONAL</text:p>
      <text:p text:style-name="P1">FACULTAD REGIONAL CÓRDOBA</text:p>
      <text:p text:style-name="P1">DEPARTAMENTO DE INGENIERÍA ELECTRÓNICA</text:p>
      <text:p text:style-name="P1"/>
      <text:p text:style-name="P1">Cátedra de Técnicas Digitales II.</text:p>
      <text:p text:style-name="P1"/>
      <text:p text:style-name="P4">Examen final. 18 de octubre de 2012.</text:p>
      <text:p text:style-name="P1"/>
      <text:p text:style-name="P2"/>
      <text:p text:style-name="P5">Se debe medir la salida de un transductor integrado de temperatura. El rango de medición es desde 0 °C a +50 °C (temperatura ambiente). Se pide una resolución de 0,1 °C. La corriente de salida es de 100 <text:span text:style-name="T2">µ</text:span><text:span text:style-name="T3">A por °C, con características similares a las de una fuente ideal de corriente. El error de la cadena completa debe ser igual o menor que 1%. Debe asimismo llevar cuenta de la hora, con resolución de 1 s.</text:span></text:p>
      <text:p text:style-name="P6"/>
      <text:p text:style-name="P5"/>
      <text:p text:style-name="P5">Ud. debe:</text:p>
      <text:p text:style-name="P5"/>
      <text:list xml:id="list36679571" text:style-name="WW8Num1">
        <text:list-item>
          <text:p text:style-name="P7">Elegir el conversor adecuado y justificar en no más de tres renglones esa elección.</text:p>
          <text:p text:style-name="P7"/>
        </text:list-item>
        <text:list-item>
          <text:p text:style-name="P7">Diseñar el circuito para adaptar la señal de corriente hasta el conversor. Justifique la elección de los componentes activos. Especifique las tolerancias de los componentes pasivos.</text:p>
          <text:p text:style-name="P7"/>
        </text:list-item>
        <text:list-item>
          <text:p text:style-name="P7">Especificar el circuito para medir la temperatura cada segundo, por interrupción. El valor de la hora (hh mm ss, en formato 24 h, en BCD) debe ser guardado en un vector, y la temperatura en otro.</text:p>
        </text:list-item>
      </text:list>
      <text:p text:style-name="P5"/>
      <text:list xml:id="list36693691" text:continue-numbering="true" text:style-name="WW8Num1">
        <text:list-item>
          <text:p text:style-name="P8">Debe diseñar un algoritmo para detectar el valor máximo de la temperatura. A ese valor máximo se le debe asociar la hora. Ambos datos tienen que ser guardados en un vector. Escriba una rutina en Assembler para esto. Este rutina se ejecuta cada vez que la temperatura se lee.</text:p>
          <text:p text:style-name="P8"/>
        </text:list-item>
        <text:list-item>
          <text:p text:style-name="P8">Debe diseñar el circuito temporizador (usando el método que desee), de forma que la info de hora, en el formato pedido, esté disponible en un puerto que se pueda leer desde el exterior del micro.</text:p>
          <text:p text:style-name="P8"/>
        </text:list-item>
      </text:list>
      <text:p text:style-name="P3">Para aprobar, <text:span text:style-name="T1">tres de los </text:span>puntos deben estar totalmente correcto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Canali</meta:initial-creator>
    <meta:creation-date>2010-12-02T13:51:01</meta:creation-date>
    <dc:date>2012-10-18T16:55:47.88</dc:date>
    <dc:creator>luis rafael canali</dc:creator>
    <meta:editing-duration>PT3H54M55S</meta:editing-duration>
    <meta:editing-cycles>14</meta:editing-cycles>
    <meta:generator>OpenOffice.org/3.3$Win32 OpenOffice.org_project/330m20$Build-9567</meta:generator>
    <meta:printed-by>luis rafael canali</meta:printed-by>
    <meta:print-date>2012-10-18T16:55:37.81</meta:print-date>
    <meta:document-statistic meta:table-count="0" meta:image-count="0" meta:object-count="0" meta:page-count="1" meta:paragraph-count="13" meta:word-count="276" meta:character-count="1584"/>
  </office:meta>
</office:document-meta>
</file>